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>
        <style:tab-stops>
          <style:tab-stop style:position="1.698in"/>
        </style:tab-stops>
      </style:paragraph-properties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 style:list-style-name="L1">
      <style:paragraph-properties fo:text-align="start" style:justify-single-word="false"/>
    </style:style>
    <style:style style:name="P5" style:family="paragraph" style:parent-style-name="Standard" style:list-style-name="L2">
      <style:paragraph-properties fo:text-align="start" style:justify-single-word="false"/>
    </style:style>
    <style:style style:name="P6" style:family="paragraph" style:parent-style-name="Standard" style:list-style-name="L3">
      <style:paragraph-properties fo:text-align="start" style:justify-single-word="false"/>
    </style:style>
    <style:style style:name="P7" style:family="paragraph" style:parent-style-name="Standard">
      <style:paragraph-properties fo:text-align="center" style:justify-single-word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ista delle query </text:p>
      <text:p text:style-name="P1"/>
      <text:list xml:id="list4691992571" text:style-name="L1">
        <text:list-item>
          <text:p text:style-name="P4">prodotto più venduto</text:p>
        </text:list-item>
        <text:list-item>
          <text:p text:style-name="P4">prodotti invenduti</text:p>
        </text:list-item>
        <text:list-item>
          <text:p text:style-name="P4">prodotti acquistati da un certo utente iscritto</text:p>
        </text:list-item>
        <text:list-item>
          <text:p text:style-name="P4">fornitore da cui ho comprato di più</text:p>
        </text:list-item>
        <text:list-item>
          <text:p text:style-name="P4">categoria che ha venduto più prodotti</text:p>
        </text:list-item>
        <text:list-item>
          <text:p text:style-name="P4">iscritti che non hanno mai comprato prodotti da una certa categoria</text:p>
        </text:list-item>
        <text:list-item>
          <text:p text:style-name="P4">giorno della settimana dove vi è stato il maggior guadagno</text:p>
        </text:list-item>
        <text:list-item>
          <text:p text:style-name="P4">nome dipendente responsabile della categoria che ha stampato il maggior numero di scontrini</text:p>
        </text:list-item>
      </text:list>
      <text:p text:style-name="P3"/>
      <text:p text:style-name="P1">funzione</text:p>
      <text:list xml:id="list811652725" text:style-name="L3">
        <text:list-header>
          <text:p text:style-name="P6">relativi al conteggio della qta di PRODOTTO:</text:p>
        </text:list-header>
        <text:list-item>
          <text:p text:style-name="P6">nuova fattura-&gt;aggiungere qta di FATTURA su qta di PRODOTTO</text:p>
        </text:list-item>
        <text:list-item>
          <text:p text:style-name="P6">nuovo scontrino-&gt;toglie qta di SCONTRINO su qta di PRODOTTO</text:p>
        </text:list-item>
      </text:list>
      <text:p text:style-name="P1"/>
      <text:list xml:id="list136922469" text:continue-numbering="true" text:style-name="L3">
        <text:list-item>
          <text:p text:style-name="P6">nuova categoria-&gt;nuovo sconto su SCONTO e relativo insert su SCAGLIONE</text:p>
        </text:list-item>
      </text:list>
      <text:list xml:id="list275559267" text:style-name="L2">
        <text:list-item>
          <text:p text:style-name="P5">prodotti aggiunti negli ultimi $tot giorni (ultimi arrivi)</text:p>
        </text:list-item>
      </text:list>
      <text:p text:style-name="P1"/>
      <text:p text:style-name="P1">trigger</text:p>
      <text:p text:style-name="P1"/>
      <text:list xml:id="list1347577018" text:continue-list="list136922469" text:style-name="L3">
        <text:list-header>
          <text:p text:style-name="P6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8T14:15:26.454798619</meta:creation-date>
    <meta:generator>LibreOffice/3.5$Linux_X86_64 LibreOffice_project/350m1$Build-2</meta:generator>
    <dc:date>2015-07-01T16:45:50</dc:date>
    <meta:editing-duration>P0D</meta:editing-duration>
    <meta:editing-cycles>2</meta:editing-cycles>
    <dc:creator>BARI [IN2]</dc:creator>
    <meta:document-statistic meta:table-count="0" meta:image-count="0" meta:object-count="0" meta:page-count="1" meta:paragraph-count="16" meta:word-count="120" meta:character-count="709" meta:non-whitespace-character-count="617"/>
  </office:meta>
</office:document-meta>
</file>